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structuringOptimized-250" table:style-name="ta1">
        <table:shapes>
          <draw:frame draw:z-index="0" draw:style-name="gr1" draw:text-style-name="P1" svg:width="8.8717in" svg:height="5.1555in" svg:x="0.4657in" svg:y="0.0417in">
            <draw:object draw:notify-on-update-of-ranges="'destructuringOptimized-250'.A1:'destructuringOptimized-250'.A1 'destructuringOptimized-250'.A2:'destructuringOptimized-250'.A103 'destructuringOptimized-250'.B1:'destructuringOptimized-250'.B1 'destructuringOptimized-250'.B2:'destructuringOptimized-250'.B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date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5.43" calcext:value-type="float">
            <text:p>5.43</text:p>
          </table:table-cell>
          <table:table-cell office:value-type="float" office:value="1648430222066" calcext:value-type="float">
            <text:p>1648430222066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5.43" calcext:value-type="float">
            <text:p>5.43</text:p>
          </table:table-cell>
          <table:table-cell office:value-type="float" office:value="1648430222318" calcext:value-type="float">
            <text:p>1648430222318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2388" calcext:value-type="float">
            <text:p>1648430222388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2568" calcext:value-type="float">
            <text:p>1648430222568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2637" calcext:value-type="float">
            <text:p>1648430222637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2826" calcext:value-type="float">
            <text:p>1648430222826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2889" calcext:value-type="float">
            <text:p>1648430222889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3069" calcext:value-type="float">
            <text:p>1648430223069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3137" calcext:value-type="float">
            <text:p>1648430223137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3320" calcext:value-type="float">
            <text:p>1648430223320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3392" calcext:value-type="float">
            <text:p>1648430223392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3571" calcext:value-type="float">
            <text:p>1648430223571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3638" calcext:value-type="float">
            <text:p>1648430223638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3821" calcext:value-type="float">
            <text:p>1648430223821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3887" calcext:value-type="float">
            <text:p>1648430223887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4072" calcext:value-type="float">
            <text:p>1648430224072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4141" calcext:value-type="float">
            <text:p>1648430224141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4323" calcext:value-type="float">
            <text:p>1648430224323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4365" calcext:value-type="float">
            <text:p>1648430224365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4573" calcext:value-type="float">
            <text:p>1648430224573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4611" calcext:value-type="float">
            <text:p>1648430224611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4823" calcext:value-type="float">
            <text:p>1648430224823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4892" calcext:value-type="float">
            <text:p>1648430224892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5073" calcext:value-type="float">
            <text:p>1648430225073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5137" calcext:value-type="float">
            <text:p>1648430225137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5323" calcext:value-type="float">
            <text:p>1648430225323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5391" calcext:value-type="float">
            <text:p>1648430225391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5573" calcext:value-type="float">
            <text:p>1648430225573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5642" calcext:value-type="float">
            <text:p>1648430225642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5823" calcext:value-type="float">
            <text:p>1648430225823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5892" calcext:value-type="float">
            <text:p>1648430225892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6074" calcext:value-type="float">
            <text:p>1648430226074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6143" calcext:value-type="float">
            <text:p>1648430226143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6324" calcext:value-type="float">
            <text:p>1648430226324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6393" calcext:value-type="float">
            <text:p>1648430226393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6576" calcext:value-type="float">
            <text:p>1648430226576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6642" calcext:value-type="float">
            <text:p>1648430226642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6826" calcext:value-type="float">
            <text:p>1648430226826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6891" calcext:value-type="float">
            <text:p>1648430226891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7076" calcext:value-type="float">
            <text:p>1648430227076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7146" calcext:value-type="float">
            <text:p>1648430227146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7326" calcext:value-type="float">
            <text:p>1648430227326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7393" calcext:value-type="float">
            <text:p>1648430227393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7577" calcext:value-type="float">
            <text:p>1648430227577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7644" calcext:value-type="float">
            <text:p>1648430227644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7828" calcext:value-type="float">
            <text:p>1648430227828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7896" calcext:value-type="float">
            <text:p>1648430227896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8078" calcext:value-type="float">
            <text:p>1648430228078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8146" calcext:value-type="float">
            <text:p>1648430228146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8329" calcext:value-type="float">
            <text:p>1648430228329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8394" calcext:value-type="float">
            <text:p>1648430228394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8579" calcext:value-type="float">
            <text:p>1648430228579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8646" calcext:value-type="float">
            <text:p>1648430228646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8829" calcext:value-type="float">
            <text:p>1648430228829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8894" calcext:value-type="float">
            <text:p>1648430228894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9080" calcext:value-type="float">
            <text:p>1648430229080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9147" calcext:value-type="float">
            <text:p>164843022914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9331" calcext:value-type="float">
            <text:p>1648430229331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9397" calcext:value-type="float">
            <text:p>164843022939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9581" calcext:value-type="float">
            <text:p>1648430229581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9646" calcext:value-type="float">
            <text:p>1648430229646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9831" calcext:value-type="float">
            <text:p>1648430229831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29897" calcext:value-type="float">
            <text:p>1648430229897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0082" calcext:value-type="float">
            <text:p>1648430230082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0148" calcext:value-type="float">
            <text:p>1648430230148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0332" calcext:value-type="float">
            <text:p>1648430230332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0397" calcext:value-type="float">
            <text:p>1648430230397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0582" calcext:value-type="float">
            <text:p>1648430230582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0647" calcext:value-type="float">
            <text:p>1648430230647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0834" calcext:value-type="float">
            <text:p>1648430230834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0898" calcext:value-type="float">
            <text:p>1648430230898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1084" calcext:value-type="float">
            <text:p>1648430231084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1148" calcext:value-type="float">
            <text:p>1648430231148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1334" calcext:value-type="float">
            <text:p>1648430231334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1397" calcext:value-type="float">
            <text:p>1648430231397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1584" calcext:value-type="float">
            <text:p>1648430231584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1650" calcext:value-type="float">
            <text:p>1648430231650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1835" calcext:value-type="float">
            <text:p>1648430231835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1900" calcext:value-type="float">
            <text:p>1648430231900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2085" calcext:value-type="float">
            <text:p>1648430232085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2151" calcext:value-type="float">
            <text:p>1648430232151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2335" calcext:value-type="float">
            <text:p>1648430232335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2375" calcext:value-type="float">
            <text:p>1648430232375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2585" calcext:value-type="float">
            <text:p>1648430232585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2653" calcext:value-type="float">
            <text:p>1648430232653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2835" calcext:value-type="float">
            <text:p>1648430232835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2899" calcext:value-type="float">
            <text:p>1648430232899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3085" calcext:value-type="float">
            <text:p>1648430233085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3143" calcext:value-type="float">
            <text:p>1648430233143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3335" calcext:value-type="float">
            <text:p>1648430233335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3399" calcext:value-type="float">
            <text:p>1648430233399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3587" calcext:value-type="float">
            <text:p>1648430233587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3651" calcext:value-type="float">
            <text:p>1648430233651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3837" calcext:value-type="float">
            <text:p>1648430233837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3902" calcext:value-type="float">
            <text:p>1648430233902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4087" calcext:value-type="float">
            <text:p>1648430234087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4152" calcext:value-type="float">
            <text:p>1648430234152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4337" calcext:value-type="float">
            <text:p>1648430234337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4374" calcext:value-type="float">
            <text:p>1648430234374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4587" calcext:value-type="float">
            <text:p>1648430234587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4655" calcext:value-type="float">
            <text:p>1648430234655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34655" calcext:value-type="float">
            <text:p>16484302346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22:18:03.539682004</dc:date>
    <meta:editing-duration>PT23S</meta:editing-duration>
    <meta:editing-cycles>1</meta:editing-cycles>
    <meta:document-statistic meta:table-count="1" meta:cell-count="30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35cm" svg:height="13.096cm" xlink:href=".." xlink:type="simple" chart:class="chart:line" chart:style-name="ch1">
        <chart:legend chart:legend-position="end" svg:x="20.424cm" svg:y="6cm" style:legend-expansion="high" chart:style-name="ch2"/>
        <chart:plot-area chart:style-name="ch3" table:cell-range-address="'destructuringOptimized-250'.A1:'destructuringOptimized-250'.B103" chart:data-source-has-labels="row" svg:x="0.45cm" svg:y="0.261cm" svg:width="19.524cm" svg:height="12.574cm">
          <chartooo:coordinate-region svg:x="0.886cm" svg:y="0.382cm" svg:width="19.088cm" svg:height="11.4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estructuringOptimized-250'.A2:'destructuringOptimized-250'.A103" chart:label-cell-address="'destructuringOptimized-250'.A1:'destructuringOptimized-250'.A1" chart:class="chart:line">
            <chart:data-point chart:repeated="102"/>
          </chart:series>
          <chart:series chart:style-name="ch7" chart:values-cell-range-address="'destructuringOptimized-250'.B2:'destructuringOptimized-250'.B103" chart:label-cell-address="'destructuringOptimized-250'.B1:'destructuringOptimized-250'.B1" chart:class="chart:line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'destructuringOptimized-250'.A1:'destructuringOptimized-250'.A1</svg:desc>
                </draw:g>
              </table:table-cell>
              <table:table-cell office:value-type="string">
                <text:p> total</text:p>
                <draw:g>
                  <svg:desc>'destructuringOptimized-250'.B1:'destructuringOptimized-25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4">
                <text:p>2.74</text:p>
                <draw:g>
                  <svg:desc>'destructuringOptimized-250'.A2:'destructuringOptimized-250'.A103</svg:desc>
                </draw:g>
              </table:table-cell>
              <table:table-cell office:value-type="float" office:value="5.43">
                <text:p>5.43</text:p>
                <draw:g>
                  <svg:desc>'destructuringOptimized-250'.B2:'destructuringOptimized-250'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8">
                <text:p>2.78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1">
                <text:p>4.4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2">
                <text:p>4.4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2">
                <text:p>4.6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3">
                <text:p>4.6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2">
                <text:p>2.8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3">
                <text:p>2.8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">
                <text:p>3.0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3">
                <text:p>3.0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2">
                <text:p>3.2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3">
                <text:p>3.2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42">
                <text:p>3.4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43">
                <text:p>3.4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2">
                <text:p>3.6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3">
                <text:p>3.6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2">
                <text:p>3.8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3">
                <text:p>3.8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02">
                <text:p>4.0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03">
                <text:p>4.0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2">
                <text:p>4.2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3">
                <text:p>4.2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2">
                <text:p>4.4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43">
                <text:p>4.4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62">
                <text:p>4.6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63">
                <text:p>4.6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2">
                <text:p>2.8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3">
                <text:p>2.8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2">
                <text:p>3.0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3">
                <text:p>3.0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2">
                <text:p>3.2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3">
                <text:p>3.2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42">
                <text:p>3.4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3">
                <text:p>3.4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62">
                <text:p>3.6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3">
                <text:p>3.6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82">
                <text:p>3.8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3">
                <text:p>3.8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03">
                <text:p>4.0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3">
                <text:p>4.0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23">
                <text:p>4.2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3">
                <text:p>4.2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42">
                <text:p>4.4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3">
                <text:p>4.4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62">
                <text:p>4.6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3">
                <text:p>4.6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3">
                <text:p>2.8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3">
                <text:p>2.8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3">
                <text:p>3.0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3">
                <text:p>3.0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23">
                <text:p>3.2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3">
                <text:p>3.2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46">
                <text:p>3.4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6">
                <text:p>3.4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66">
                <text:p>3.6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66">
                <text:p>3.6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89">
                <text:p>3.8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9">
                <text:p>3.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09">
                <text:p>4.0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1">
                <text:p>4.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29">
                <text:p>4.2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29">
                <text:p>4.2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49">
                <text:p>4.4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49">
                <text:p>4.4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69">
                <text:p>4.6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69">
                <text:p>4.6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2">
                <text:p>2.9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3">
                <text:p>2.9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12">
                <text:p>3.1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13">
                <text:p>3.1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2">
                <text:p>3.3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33">
                <text:p>3.3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52">
                <text:p>3.5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3">
                <text:p>3.5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2">
                <text:p>3.7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3">
                <text:p>3.7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92">
                <text:p>3.9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93">
                <text:p>3.9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12">
                <text:p>4.1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13">
                <text:p>4.1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32">
                <text:p>4.3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33">
                <text:p>4.3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52">
                <text:p>4.5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53">
                <text:p>4.5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72">
                <text:p>2.7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3">
                <text:p>2.7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5">
                <text:p>2.9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6">
                <text:p>2.9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16">
                <text:p>3.1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35">
                <text:p>3.3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36">
                <text:p>3.3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55">
                <text:p>3.5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56">
                <text:p>3.5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5">
                <text:p>3.7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76">
                <text:p>3.7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95">
                <text:p>3.9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96">
                <text:p>3.9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15">
                <text:p>4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16">
                <text:p>4.1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35">
                <text:p>4.3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35">
                <text:p>4.35</text:p>
              </table:table-cell>
              <table:table-cell office:value-type="float" office:value="7.98">
                <text:p>7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